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kilogram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ReservedKilogram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Kilogram?</text:p>
          </table:table-cell>
          <table:table-cell table:style-name="ce63"/>
          <table:table-cell table:style-name="ce63" office:value-type="string" calcext:value-type="string">
            <text:p>%sgram</text:p>
          </table:table-cell>
          <table:table-cell table:style-name="ce63" office:value-type="string" calcext:value-type="string">
            <text:p>%sg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ReservedNewton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Newton?</text:p>
          </table:table-cell>
          <table:table-cell table:style-name="ce63"/>
          <table:table-cell table:style-name="ce63" office:value-type="string" calcext:value-type="string">
            <text:p>%snewton</text:p>
          </table:table-cell>
          <table:table-cell table:style-name="ce63" office:value-type="string" calcext:value-type="string">
            <text:p>%sN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 table:number-rows-repeated="2">
          <table:table-cell table:style-name="ce39"/>
          <table:table-cell table:style-name="ce63" table:number-columns-repeated="10"/>
          <table:table-cell table:style-name="ce60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*=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style-name="ce62" office:value-type="string" calcext:value-type="string">
            <text:p>au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style-name="ce62" office:value-type="string" calcext:value-type="string">
            <text:p>ft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style-name="ce62" office:value-type="string" calcext:value-type="string">
            <text:p>yd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style-name="ce62" office:value-type="string" calcext:value-type="string">
            <text:p>mi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style-name="ce62" office:value-type="string" calcext:value-type="string">
            <text:p>nmi</text:p>
          </table:table-cell>
          <table:table-cell table:style-name="ce62"/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definition [ m2 ] = [ m ] ^ [ m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0" office:value-type="string" calcext:value-type="string">
            <text:p>NORM2</text:p>
          </table:table-cell>
          <table:table-cell table:style-name="ce63" office:value-type="string" calcext:value-type="string">
            <text:p>TQuartic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SquareMeter?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main definition [ m3 ] = [ m2 ] ^ [ m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Cub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ext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style-name="ce63" office:value-type="string" calcext:value-type="string">
            <text:p>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*=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/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ampere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Ampere?</text:p>
          </table:table-cell>
          <table:table-cell table:style-name="ce6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EXTRACT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Ampere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per second square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0" office:value-type="string" calcext:value-type="string">
            <text:p>square %smeter? per %ssquare second</text:p>
          </table:table-cell>
          <table:table-cell table:style-name="ce60" office:value-type="string" calcext:value-type="string">
            <text:p>%sm2/%ss</text:p>
          </table:table-cell>
          <table:table-cell table:style-name="ce60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PerSquare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ReciprocalMeter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fedinition [ kg / m ] = [ kg ] / [ m ]</text:p>
          </table:table-cell>
          <table:table-cell table:style-name="ce63" office:value-type="string" calcext:value-type="string">
            <text:p>%sgram per %smeter?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?PerMeter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13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?PerMeter</text:p>
          </table:table-cell>
          <table:table-cell table:style-name="ce63" office:value-type="string" calcext:value-type="string">
            <text:p>TCLSquareMeter?PerSquare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style-name="ce62" office:value-type="string" calcext:value-type="string">
            <text:p>lbf</text:p>
          </table:table-cell>
          <table:table-cell table:style-name="ce62"/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*s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Newton?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office:value-type="string" calcext:value-type="string">
            <text:p>main definition [ Pa ] = [ N ] ^ [ 1/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eserved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ELECTR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ohm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nry!</text:p>
          </table:table-cell>
          <table:table-cell table:style-name="ce71" office:value-type="string" calcext:value-type="string">
            <text:p>main definition [ <text:span text:style-name="T3">Ω</text:span> ] = [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Siemens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siemens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Farad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6"/>
          <table:table-cell table:style-name="ce63" office:value-type="string" calcext:value-type="string">
            <text:p>--------------LLL-------</text:p>
          </table:table-cell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volt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Ohm?</text:p>
          </table:table-cell>
          <table:table-cell table:style-name="ce63" office:value-type="string" calcext:value-type="string">
            <text:p>main definition [ V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watt [ W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main definition [ W ] = [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volt per meter[ v/m ] = [ N/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dual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?</text:p>
          </table:table-cell>
          <table:table-cell table:style-name="ce63"/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Tesla?</text:p>
          </table:table-cell>
          <table:table-cell table:style-name="ce63"/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DualTesla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DualTesla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>
            <text:p>// { TCLReciprocalUnits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Reciprocal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2"/>
          <table:table-cell table:style-name="ce63" office:value-type="string" calcext:value-type="string">
            <text:p>reciprocal %smeter</text:p>
          </table:table-cell>
          <table:table-cell table:style-name="ce63" office:value-type="string" calcext:value-type="string">
            <text:p>1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Square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2"/>
          <table:table-cell table:style-name="ce63" office:value-type="string" calcext:value-type="string">
            <text:p>reciprocal square %smeter</text:p>
          </table:table-cell>
          <table:table-cell table:style-name="ce63" office:value-type="string" calcext:value-type="string">
            <text:p>1/%sm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econd?PerRadian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2"/>
          <table:table-cell table:style-name="ce63" office:value-type="string" calcext:value-type="string">
            <text:p>%ssecond? per %sradian</text:p>
          </table:table-cell>
          <table:table-cell table:style-name="ce63" office:value-type="string" calcext:value-type="string">
            <text:p>%ss/%s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eciprocalRadian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Radian?</text:p>
          </table:table-cell>
          <table:table-cell table:style-name="ce63" table:number-columns-repeated="2"/>
          <table:table-cell table:style-name="ce63" office:value-type="string" calcext:value-type="string">
            <text:p>reciprocal %sradian</text:p>
          </table:table-cell>
          <table:table-cell table:style-name="ce63" office:value-type="string" calcext:value-type="string">
            <text:p>1/%s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Meter?PerVolt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Volt?PerMeter</text:p>
          </table:table-cell>
          <table:table-cell table:style-name="ce63" table:number-columns-repeated="2"/>
          <table:table-cell table:style-name="ce63" office:value-type="string" calcext:value-type="string">
            <text:p>%smeter? per %svolt</text:p>
          </table:table-cell>
          <table:table-cell table:style-name="ce63" office:value-type="string" calcext:value-type="string">
            <text:p>%sm/%sv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Kilogram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KilogramMeter?</text:p>
          </table:table-cell>
          <table:table-cell table:style-name="ce63" table:number-columns-repeated="2"/>
          <table:table-cell table:style-name="ce63" office:value-type="string" calcext:value-type="string">
            <text:p>reciprocal %sgram %smeter</text:p>
          </table:table-cell>
          <table:table-cell table:style-name="ce63" office:value-type="string" calcext:value-type="string">
            <text:p>1/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Second?PerKilogramPerMeter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3" office:value-type="string" calcext:value-type="string">
            <text:p>%ssecond? per %sgram per %smeter</text:p>
          </table:table-cell>
          <table:table-cell table:style-name="ce63" office:value-type="string" calcext:value-type="string">
            <text:p>%ss/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Newton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2"/>
          <table:table-cell table:style-name="ce63" office:value-type="string" calcext:value-type="string">
            <text:p>reciprocal %snewton</text:p>
          </table:table-cell>
          <table:table-cell table:style-name="ce63" office:value-type="string" calcext:value-type="string">
            <text:p>1/%sN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Pascal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2"/>
          <table:table-cell table:style-name="ce63" office:value-type="string" calcext:value-type="string">
            <text:p>reciprocal %spascal</text:p>
          </table:table-cell>
          <table:table-cell table:style-name="ce63" office:value-type="string" calcext:value-type="string">
            <text:p>1/%sPa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ReciprocalWeb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2"/>
          <table:table-cell table:style-name="ce63" office:value-type="string" calcext:value-type="string">
            <text:p>reciprocal %sweber</text:p>
          </table:table-cell>
          <table:table-cell table:style-name="ce63" office:value-type="string" calcext:value-type="string">
            <text:p>1/%sWb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>
            <text:p>// { T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Second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Second?PerRadian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Hertz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eciproca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COULOMB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Volt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OHM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Ohm?</text:p>
          </table:table-cell>
          <table:table-cell table:style-name="ce63" table:number-columns-repeated="2"/>
          <table:table-cell table:style-name="ce60"/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Watt?</text:p>
          </table:table-cell>
          <table:table-cell table:style-name="ce63" table:number-columns-repeated="2"/>
          <table:table-cell table:style-name="ce60"/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ReciprocalKilogram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Second?PerKilogramPerMeter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Reciproca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econd?PerRadian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Reciproca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DualTesla?</text:p>
          </table:table-cell>
          <table:table-cell table:style-name="ce63" office:value-type="string" calcext:value-type="string">
            <text:p>TCLReciproca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Radian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MeterPerSecondSquare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PerMet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Pascal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Henry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//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5" office:value-type="string" calcext:value-type="string">
            <text:p>// { TCLTesla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855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22:44:57.81526253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6T22:45:44.898153644</dc:date>
    <meta:editing-duration>P6DT15H4M48S</meta:editing-duration>
    <meta:editing-cycles>3972</meta:editing-cycles>
    <meta:generator>LibreOffice/7.6.5.2$Linux_X86_64 LibreOffice_project/60$Build-2</meta:generator>
    <meta:print-date>2023-03-25T21:17:20.703000000</meta:print-date>
    <meta:document-statistic meta:table-count="1" meta:cell-count="4774" meta:object-count="0"/>
  </office:meta>
</office:document-meta>
</file>